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0fc6" officeooo:paragraph-rsid="00130f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&gt; AS keyword. Wählt man eine Spalte z.B. spalte1 aus, kann man den Namen der Spalte mit AS ändern, so dass der zurückgegebene Spaltenname, der im mysqli_result_object gespeichert wird, ein anderer ist Spaltenname ist.</text:p>
      <text:p text:style-name="P1">z.B: $result = $mysqli-&gt;query('SELECT spalte1 AS andererName FROM tableName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9:16:20.472128410</meta:creation-date>
    <dc:date>2018-03-02T19:24:06.130473454</dc:date>
    <meta:editing-duration>PT7M46S</meta:editing-duration>
    <meta:editing-cycles>1</meta:editing-cycles>
    <meta:document-statistic meta:table-count="0" meta:image-count="0" meta:object-count="0" meta:page-count="1" meta:paragraph-count="2" meta:word-count="43" meta:character-count="294" meta:non-whitespace-character-count="253"/>
    <meta:generator>LibreOffice/5.3.1.2$Linux_X86_64 LibreOffice_project/30m0$Build-2</meta:generator>
  </office:meta>
</office:document-meta>
</file>